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90000000903B8A51ECF75501B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Roboto" svg:font-family="Roboto" style:font-family-generic="roman" style:font-pitch="variable"/>
    <style:font-face style:name="Yesteryear" svg:font-family="Yesterye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Yesteryear1" svg:font-family="Yesteryear" style:font-family-generic="system" style:font-pitch="variable"/>
  </office:font-face-decls>
  <office:automatic-styles>
    <style:style style:name="P1" style:family="paragraph" style:parent-style-name="Standard">
      <loext:graphic-properties draw:fill="solid" draw:fill-color="#ffffff"/>
      <style:paragraph-properties fo:background-color="#ffffff"/>
    </style:style>
    <style:style style:name="P2" style:family="paragraph" style:parent-style-name="Standard">
      <style:paragraph-properties fo:margin-top="0.1665in" fo:margin-bottom="0.1665in" loext:contextual-spacing="false" fo:line-height="100%"/>
    </style:style>
    <style:style style:name="P3" style:family="paragraph" style:parent-style-name="Standard">
      <loext:graphic-properties draw:fill="solid" draw:fill-color="#ffffff"/>
      <style:paragraph-properties fo:margin-top="0.1665in" fo:margin-bottom="0.1665in" loext:contextual-spacing="false" fo:line-height="100%" fo:background-color="#ffffff"/>
    </style:style>
    <style:style style:name="P4" style:family="paragraph" style:parent-style-name="Standard">
      <loext:graphic-properties draw:fill="solid" draw:fill-color="#ffffff"/>
      <style:paragraph-properties fo:margin-top="0.1665in" fo:margin-bottom="0.1665in" loext:contextual-spacing="false" fo:line-height="100%" fo:background-color="#ffffff"/>
      <style:text-properties style:font-name="Consolas" fo:font-size="10pt" style:font-name-asian="Consolas1" style:font-size-asian="10pt" style:font-name-complex="Consolas1" style:font-size-complex="10pt"/>
    </style:style>
    <style:style style:name="P5" style:family="paragraph" style:parent-style-name="Standard" style:master-page-name="Standard">
      <loext:graphic-properties draw:fill="solid" draw:fill-color="#ffffff"/>
      <style:paragraph-properties fo:margin-top="0.1665in" fo:margin-bottom="0.1665in" loext:contextual-spacing="false" fo:line-height="100%" style:page-number="1" fo:background-color="#ffffff"/>
    </style:style>
    <style:style style:name="P6" style:family="paragraph" style:parent-style-name="Standard">
      <loext:graphic-properties draw:fill="solid" draw:fill-color="#ffffff"/>
      <style:paragraph-properties fo:margin-top="0in" fo:margin-bottom="0in" loext:contextual-spacing="false" fo:line-height="100%" fo:background-color="#ffffff"/>
    </style:style>
    <style:style style:name="P7" style:family="paragraph" style:parent-style-name="Standard" style:list-style-name="WWNum2">
      <loext:graphic-properties draw:fill="solid" draw:fill-color="#ffffff"/>
      <style:paragraph-properties fo:margin-left="0.5in" fo:margin-right="0in" fo:margin-top="0.1665in" fo:margin-bottom="0in" loext:contextual-spacing="false" fo:line-height="100%" fo:text-indent="-0.25in" style:auto-text-indent="false" fo:background-color="#ffffff"/>
    </style:style>
    <style:style style:name="P8"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0"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2">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12"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2in" fo:margin-right="0in" fo:text-indent="0.5in" style:auto-text-indent="false"/>
      <style:text-properties style:font-name="Consolas" fo:font-size="14pt" style:font-name-asian="Consolas1" style:font-size-asian="14pt" style:font-name-complex="Consolas1" style:font-size-complex="14pt"/>
    </style:style>
    <style:style style:name="T1" style:family="text">
      <style:text-properties style:font-name="Consolas" fo:font-size="9pt" fo:font-weight="bold" style:font-name-asian="Consolas1" style:font-size-asian="9pt" style:font-weight-asian="bold" style:font-name-complex="Consolas1" style:font-size-complex="9pt"/>
    </style:style>
    <style:style style:name="T2" style:family="text">
      <style:text-properties style:font-name="Consolas" fo:font-size="9pt" style:font-name-asian="Consolas1" style:font-size-asian="9pt" style:font-name-complex="Consolas1" style:font-size-complex="9pt"/>
    </style:style>
    <style:style style:name="T3" style:family="text">
      <style:text-properties style:font-name="Consolas" fo:font-size="10pt" style:font-name-asian="Consolas1" style:font-size-asian="10pt" style:font-name-complex="Consolas1" style:font-size-complex="10pt"/>
    </style:style>
    <style:style style:name="T4" style:family="text">
      <style:text-properties style:font-name="Consolas" fo:font-size="10pt" fo:font-weight="bold" style:font-name-asian="Consolas1" style:font-size-asian="10pt" style:font-weight-asian="bold" style:font-name-complex="Consolas1" style:font-size-complex="10pt"/>
    </style:style>
    <style:style style:name="T5" style:family="text">
      <style:text-properties style:font-name="Consolas" fo:font-size="10pt" fo:font-weight="bold" style:font-name-asian="Consolas1" style:font-size-asian="10pt" style:font-weight-asian="bold" style:font-name-complex="Consolas1" style:font-size-complex="10pt" fo:background-color="#ffffff"/>
    </style:style>
    <style:style style:name="T6" style:family="text">
      <style:text-properties style:font-name="Consolas" fo:font-size="10pt" style:text-underline-style="none" style:font-name-asian="Consolas1" style:font-size-asian="10pt" style:font-name-complex="Consolas1" style:font-size-complex="10pt"/>
    </style:style>
    <style:style style:name="T7" style:family="text">
      <style:text-properties style:font-name="Consolas" fo:font-size="14pt" style:font-name-asian="Consolas1" style:font-size-asian="14pt" style:font-name-complex="Consolas1" style:font-size-complex="14pt"/>
    </style:style>
    <style:style style:name="T8" style:family="text">
      <style:text-properties style:font-name="Roboto" fo:font-size="12pt" fo:font-weight="bold" style:font-name-asian="Roboto1" style:font-size-asian="12pt" style:font-weight-asian="bold" style:font-name-complex="Roboto1" style:font-size-complex="12pt" fo:background-color="#ffffff"/>
    </style:style>
    <style:style style:name="T9" style:family="text">
      <style:text-properties fo:color="#2c2c2c" style:font-name="Consolas" fo:font-size="10pt" style:font-name-asian="Consolas1" style:font-size-asian="10pt" style:font-name-complex="Consolas1" style:font-size-complex="10pt"/>
    </style:style>
    <style:style style:name="T10" style:family="text">
      <style:text-properties fo:color="#2c2c2c" style:font-name="Consolas" fo:font-size="10pt" fo:font-weight="bold" style:font-name-asian="Consolas1" style:font-size-asian="10pt" style:font-weight-asian="bold" style:font-name-complex="Consolas1" style:font-size-complex="10pt"/>
    </style:style>
    <style:style style:name="T11" style:family="text">
      <style:text-properties style:font-name="Yesteryear" fo:font-size="14pt" style:font-name-asian="Yesteryear1" style:font-size-asian="14pt" style:font-name-complex="Yesteryear1" style:font-size-complex="14pt"/>
    </style:style>
    <style:style style:name="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Mr. &lt;Name Surname&gt;</text:span></text:p>
      <text:p text:style-name="P6"><text:span text:style-name="T3">&lt;Address of your future co-founder&gt;</text:span></text:p>
      <text:p text:style-name="P6"><text:span text:style-name="T3">Email: &lt;email address of your future co-founder&gt;</text:span></text:p>
      <text:p text:style-name="P3"><text:span text:style-name="T4">LETTER OF INTENT</text:span></text:p>
      <text:p text:style-name="P3"><text:span text:style-name="T3">Dear &lt;Name&gt;,</text:span></text:p>
      <text:p text:style-name="P3"><text:span text:style-name="T3">With recognition of your knowledge in the topic of &lt;e.g. architecture design and software development&gt; and admission of your strong expertise in the startup world and, we are pleased to offer you to join our company.</text:span></text:p>
      <text:p text:style-name="P3"><text:span text:style-name="T4">Purpose</text:span></text:p>
      <text:p text:style-name="P3"><text:span text:style-name="T3">The sole purpose of the Project is delivering the business called </text:span><text:span text:style-name="T4">&lt;Your company name&gt; - </text:span><text:span text:style-name="T5">&lt;short description of your business&gt;</text:span><text:span text:style-name="T8"> </text:span><text:span text:style-name="T3">(“Name of you company”). It primarily involves a &lt;longer description of your startups/business idea&gt;. </text:span></text:p>
      <text:p text:style-name="P3"><text:span text:style-name="T3">The platform shall help &lt;your customers&gt;</text:span></text:p>
      <text:list xml:id="list1324742348" text:style-name="WWNum2">
        <text:list-item>
          <text:p text:style-name="P7"><text:span text:style-name="T3">Feature 1</text:span></text:p>
        </text:list-item>
        <text:list-item>
          <text:p text:style-name="P9"><text:span text:style-name="T3">Feature 2</text:span></text:p>
        </text:list-item>
        <text:list-item>
          <text:p text:style-name="P11"><text:span text:style-name="T3">Feature 3</text:span></text:p>
        </text:list-item>
      </text:list>
      <text:p text:style-name="P3"><text:span text:style-name="T3">The concept, related products and services will be owned exclusively by a startup Company incorporated in &lt;e.g. Singapore&gt; upon successful fundraising campaigns.</text:span></text:p>
      <text:p text:style-name="P3"><text:span text:style-name="T4">Contribution</text:span></text:p>
      <text:p text:style-name="P3"><text:span text:style-name="T3">For the Purpose of the Project you will be contributing your best efforts, expertise, intellectual property rights and other intangible assets to develop and grow the </text:span><text:span text:style-name="T4">&lt;Tech/Product/Business/Marketing&gt; </text:span><text:span text:style-name="T3">part of the Project. This includes, but is not limited to:</text:span></text:p>
      <text:list xml:id="list807258518" text:style-name="WWNum1">
        <text:list-item>
          <text:p text:style-name="P8"><text:span text:style-name="T3">Activity 1</text:span></text:p>
        </text:list-item>
        <text:list-item>
          <text:p text:style-name="P10"><text:span text:style-name="T3">Activity 2</text:span></text:p>
        </text:list-item>
        <text:list-item>
          <text:p text:style-name="P12"><text:span text:style-name="T3">Activity 3</text:span></text:p>
        </text:list-item>
      </text:list>
      <text:p text:style-name="P2"><text:span text:style-name="T4">Compensation<text:line-break/></text:span><text:span text:style-name="T3">You will be entitled to hold up to </text:span><text:span text:style-name="T4">5% of ordinary shares </text:span><text:span text:style-name="T3">of the startup Company.<text:line-break/>Your shares will vest according to the vesting schedule and business development targets. The vesting schedule is subject to a one (1) year cliff: one year from the effective date of the Shareholders Agreement signed at the moment of the company incorporation. On the date of the company incorporation you will be granted 1% shares. </text:span></text:p>
      <text:p text:style-name="P2"><text:span text:style-name="T3">After one (1) year from the effective date of the Shareholders Agreement, you will have the shares granted to you so far fully vested.</text:span></text:p>
      <text:p text:style-name="P2"><text:span text:style-name="T3">On and not before the 1st of January every year thereafter for 4 years, 1% of shares will be apportioned in equal yearly increments. Your shares will be 100% fully vested after four (4) years from the effective date of the Shareholders agreement assuming you will still be with the company. If you depart Company prior to full vesting of your shares, the remaining portion of any unvested shares will be returned to </text:span><text:span text:style-name="T4">&lt;Your company name&gt;</text:span><text:span text:style-name="T3">. Transferring, pledging or other encumbering of any shares or any ownership or entitlement to ownership of Company or of the Product described shall only be executed with the unanimous written consent of </text:span><text:span text:style-name="T4">&lt;CEO or Founder Name/Your Name&gt;</text:span><text:span text:style-name="T3">. Further Terms and Conditions shall be confirmed under Shareholders Agreement upon </text:span><text:span text:style-name="T4">&lt;Your company name&gt;</text:span><text:span text:style-name="T3"> incorporation.</text:span></text:p>
      <text:p text:style-name="P2"><text:span text:style-name="T4">Salary<text:line-break/></text:span><text:span text:style-name="T3">Salary can only be paid upon successful funding and will depend on the amount of funding but won’t exceed </text:span><text:span text:style-name="T4">$XX.XXX/year</text:span><text:span text:style-name="T3"> for the first year. Salary raise will be negotiated every year and will depend on the achievement of mutually agreed goals.</text:span></text:p>
      <text:p text:style-name="P2"><text:span text:style-name="T3"><text:line-break/></text:span><text:span text:style-name="T4">Confidentiality<text:line-break/></text:span><text:span text:style-name="T3">You agree to keep the Product details confidential; relevant disclosures will occur only on an as-needed basis and only upon consent of </text:span><text:span text:style-name="T4">&lt;CEO or Founder Name/Your Name&gt;</text:span><text:span text:style-name="T3">. </text:span></text:p>
      <text:p text:style-name="P2"><text:span text:style-name="T3">Notwithstanding such unanimous consensual disclosures, </text:span><text:span text:style-name="T4">&lt;Your company name&gt;</text:span><text:span text:style-name="T3"> team will take all necessary steps to keep the Product details confidential until the formation of the Company, at which time shareholders further detail and define any confidentiality obligations.</text:span></text:p>
      <text:p text:style-name="P3"><text:span text:style-name="T4">&lt;Current Date&gt;</text:span></text:p>
      <text:p text:style-name="P1"><text:soft-page-break/><text:span text:style-name="T3"><text:s text:c="3"/></text:span></text:p>
      <text:p text:style-name="P3"><text:span text:style-name="T3">Looking forward to a mutually beneficial working relationship. </text:span></text:p>
      <text:p text:style-name="P3"><text:span text:style-name="T3">FOR </text:span><text:span text:style-name="T4">&lt;Your company name&gt;</text:span></text:p>
      <text:p text:style-name="P3"><text:span text:style-name="T3">________________________ </text:span><text:span text:style-name="T4">&lt;CEO or Founder Name/Your Name&gt;</text:span><text:span text:style-name="T3"> (&lt;Position/Title&gt;)</text:span></text:p>
      <text:p text:style-name="P4"/>
      <text:p text:style-name="P4"/>
      <text:p text:style-name="P3"><text:span text:style-name="T3">CONFIRMED AND ACCEPTED BY:</text:span></text:p>
      <text:p text:style-name="P3"><text:span text:style-name="T3">________________________ ________________________ &lt;Name Surname&gt;</text:span></text:p>
      <text:p text:style-name="P3"><text:span text:style-name="T3">Date _________________________</text:span></text:p>
      <text:p text:style-name="P3"><text:span text:style-name="T4">&lt;Your company name&gt;</text:span><text:span text:style-name="T9"> | </text:span><text:span text:style-name="T5">&lt;short description of your business&gt;</text:span></text:p>
      <text:p text:style-name="P3"><text:span text:style-name="T9">W: </text:span><text:span text:style-name="T10">&lt;https://yourstartup.com&gt;</text:span><text:span text:style-name="T9">| T: </text:span><text:span text:style-name="T10">&lt;phone number&gt;</text:span><text:span text:style-name="T9"> | E: </text:span><text:span text:style-name="T10">&lt;email@address.com&g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Roboto" svg:font-family="Roboto" style:font-family-generic="roman" style:font-pitch="variable"/>
    <style:font-face style:name="Yesteryear" svg:font-family="Yesterye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Yesteryear1" svg:font-family="Yesterye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onsolas" fo:font-family="Consolas"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nsolas" fo:font-family="Consolas"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indent="0in" style:auto-text-indent="false"/>
    </style:style>
    <style:style style:name="MP2" style:family="paragraph" style:parent-style-name="Standard">
      <style:paragraph-properties fo:margin-left="2in" fo:margin-right="0in" fo:text-indent="0.5in" style:auto-text-indent="false"/>
      <style:text-properties style:font-name="Consolas" fo:font-size="14pt" style:font-name-asian="Consolas1" style:font-size-asian="14pt" style:font-name-complex="Consolas1" style:font-size-complex="14pt"/>
    </style:style>
    <style:style style:name="MT1" style:family="text">
      <style:text-properties style:font-name="Consolas" fo:font-size="14pt" style:font-name-asian="Consolas1" style:font-size-asian="14pt" style:font-name-complex="Consolas1" style:font-size-complex="14pt"/>
    </style:style>
    <style:style style:name="MT2" style:family="text">
      <style:text-properties style:font-name="Yesteryear" fo:font-size="14pt" style:font-name-asian="Yesteryear1" style:font-size-asian="14pt" style:font-name-complex="Yesteryear1" style:font-size-complex="14pt"/>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span text:style-name="MT1">&lt;- add your logo</text:span><text:span text:style-name="MT2"><text:tab/><text:tab/><text:tab/> <text:s text:c="12"/></text:span><text:span text:style-name="MT1">&lt;Current Date&gt;</text:span><draw:frame draw:style-name="Mfr1" draw:name="image1.png" text:anchor-type="char" svg:x="-0.0102in" svg:y="-0.3752in" svg:width="1.0161in" svg:height="1.0161in" draw:z-index="1"><draw:image xlink:href="Pictures/1000020100000090000000903B8A51ECF75501B7.png" xlink:type="simple" xlink:show="embed" xlink:actuate="onLoad" loext:mime-type="image/png"/></draw:frame></text:p>
        <text:p text:style-name="MP2"/>
        <text:p text:style-name="MP2"/>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35" meta:word-count="561" meta:character-count="3645" meta:non-whitespace-character-count="3101"/>
    <meta:generator>LibreOfficeDev/6.0.5.2$Linux_X86_64 LibreOffice_project/</meta:generator>
  </office:meta>
</office:document-meta>
</file>